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771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9424in"/>
    </style:style>
    <style:style style:name="Table1.B" style:family="table-column">
      <style:table-column-properties style:column-width="1.9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3194in" fo:keep-together="auto"/>
    </style:style>
    <style:style style:name="Table2" style:family="table">
      <style:table-properties style:width="7.771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7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 fo:text-align="center" style:justify-single-word="false">
        <style:tab-stops>
          <style:tab-stop style:position="0.6201in"/>
        </style:tab-stops>
      </style:paragraph-properties>
    </style:style>
    <style:style style:name="P2" style:family="paragraph" style:parent-style-name="Standard">
      <style:paragraph-properties fo:line-height="115%">
        <style:tab-stops>
          <style:tab-stop style:position="0.6201in"/>
        </style:tab-stops>
      </style:paragraph-properties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0.6201in"/>
        </style:tab-stops>
      </style:paragraph-properties>
      <style:text-properties fo:color="#bfbfbf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4" style:family="paragraph" style:parent-style-name="Standard">
      <style:text-properties fo:color="#674ea7" fo:font-size="15pt" fo:font-weight="bold" style:font-size-asian="15pt" style:font-weight-asian="bold" style:font-size-complex="15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74ea7"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line-height="115%" fo:text-indent="-0.25in" style:auto-text-indent="false">
        <style:tab-stops>
          <style:tab-stop style:position="0.6201in"/>
        </style:tab-stops>
      </style:paragraph-properties>
    </style:style>
    <style:style style:name="P12" style:family="paragraph" style:parent-style-name="Standard" style:list-style-name="WWNum1">
      <style:paragraph-properties fo:margin-left="0.5in" fo:margin-right="0in" fo:line-height="115%" fo:text-indent="-0.25in" style:auto-text-indent="false">
        <style:tab-stops>
          <style:tab-stop style:position="0.6201in"/>
        </style:tab-stops>
      </style:paragraph-properties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6201in"/>
        </style:tab-stops>
      </style:paragraph-properties>
    </style:style>
    <style:style style:name="P17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6201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6201in"/>
        </style:tab-stops>
      </style:paragraph-properties>
      <style:text-properties fo:color="#674ea7" fo:font-size="13pt" fo:font-weight="bold" style:font-size-asian="13pt" style:font-weight-asian="bold" style:font-size-complex="13pt"/>
    </style:style>
    <style:style style:name="P19" style:family="paragraph" style:parent-style-name="Standard" style:master-page-name="Standard">
      <style:paragraph-properties fo:line-height="115%" style:page-number="1">
        <style:tab-stops>
          <style:tab-stop style:position="0.002in"/>
        </style:tab-stops>
      </style:paragraph-properties>
    </style:style>
    <style:style style:name="T1" style:family="text">
      <style:text-properties fo:color="#999999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c4125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fo:color="#bfbfbf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5" style:family="text">
      <style:text-properties fo:color="#674ea7" fo:font-size="15pt" fo:font-weight="bold" style:font-size-asian="15pt" style:font-weight-asian="bold" style:font-size-complex="15pt"/>
    </style:style>
    <style:style style:name="T6" style:family="text">
      <style:text-properties fo:color="#674ea7" fo:font-size="12pt" fo:font-weight="bold" style:font-size-asian="12pt" style:font-weight-asian="bold" style:font-size-complex="12pt"/>
    </style:style>
    <style:style style:name="T7" style:family="text">
      <style:text-properties fo:color="#674ea7" fo:font-size="12pt" style:font-size-asian="12pt" style:font-size-complex="12pt"/>
    </style:style>
    <style:style style:name="T8" style:family="text">
      <style:text-properties fo:color="#674ea7" fo:font-size="13pt" fo:font-weight="bold" style:font-size-asian="13pt" style:font-weight-asian="bold" style:font-size-complex="13pt"/>
    </style:style>
    <style:style style:name="T9" style:family="text">
      <style:text-properties fo:color="#674ea7" fo:font-size="13pt" style:text-underline-style="none" fo:font-weight="bold" style:font-size-asian="13pt" style:font-weight-asian="bold" style:font-size-complex="13pt"/>
    </style:style>
    <style:style style:name="T10" style:family="text">
      <style:text-properties fo:color="#434343" fo:font-size="12pt" style:font-size-asian="12pt" style:font-size-complex="12pt"/>
    </style:style>
    <style:style style:name="T11" style:family="text">
      <style:text-properties fo:color="#434343" fo:font-size="13pt" style:font-size-asian="13pt" style:font-size-complex="13pt"/>
    </style:style>
    <style:style style:name="T12" style:family="text">
      <style:text-properties fo:font-size="12pt" fo:font-style="italic" style:font-size-asian="12pt" style:font-style-asian="italic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style:text-underline-style="non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Курс: </text:span><text:span text:style-name="T2">Русский Разговорный</text:span><text:span text:style-name="T1"> <text:s text:c="24"/>Уровень: </text:span><text:span text:style-name="T2">A2</text:span><text:span text:style-name="T1"> <text:s text:c="64"/></text:span><text:span text:style-name="T3">www.youtube.com/c/Alfia</text:span></text:p>
      <text:p text:style-name="P3"/>
      <text:p text:style-name="P1"><text:span text:style-name="T4">УРОК 2</text:span></text:p>
      <text:p text:style-name="Standard"><text:span text:style-name="T5">ПРОШЕДШЕЕ ВРЕМЯ (Past Tense)</text:span>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 table:style-name="Table1.1">
          <table:table-cell table:style-name="Table1.A1" office:value-type="string">
            <text:p text:style-name="P6"><text:span text:style-name="T5">ходить</text:span></text:p>
            <text:p text:style-name="P7"/>
            <text:p text:style-name="P6"><text:span text:style-name="T10">я хожу</text:span></text:p>
            <text:p text:style-name="P6"><text:span text:style-name="T10">ты ходишь</text:span></text:p>
            <text:p text:style-name="P6"><text:span text:style-name="T10">он, она ходит</text:span></text:p>
            <text:p text:style-name="P6"><text:span text:style-name="T10">мы ходим</text:span></text:p>
            <text:p text:style-name="P6"><text:span text:style-name="T10">вы ходите</text:span></text:p>
            <text:p text:style-name="P6"><text:span text:style-name="T10">они ходят</text:span></text:p>
          </table:table-cell>
          <table:table-cell table:style-name="Table1.A1" office:value-type="string">
            <text:p text:style-name="P6"><text:span text:style-name="T5">ездить</text:span></text:p>
            <text:p text:style-name="P7"/>
            <text:p text:style-name="P6"><text:span text:style-name="T11">я езжу</text:span></text:p>
            <text:p text:style-name="P6"><text:span text:style-name="T11">ты ездишь</text:span></text:p>
            <text:p text:style-name="P6"><text:span text:style-name="T11">он, она ездит</text:span></text:p>
            <text:p text:style-name="P6"><text:span text:style-name="T11">мы ездим</text:span></text:p>
            <text:p text:style-name="P6"><text:span text:style-name="T11">вы ездите</text:span></text:p>
            <text:p text:style-name="P6"><text:span text:style-name="T11">они ездят</text:span></text:p>
          </table:table-cell>
          <table:table-cell table:style-name="Table1.A1" office:value-type="string">
            <text:p text:style-name="P6"><text:span text:style-name="T5">ехать</text:span></text:p>
            <text:p text:style-name="P7"/>
            <text:p text:style-name="P6"><text:span text:style-name="T11">я еду</text:span></text:p>
            <text:p text:style-name="P6"><text:span text:style-name="T11">ты едешь</text:span></text:p>
            <text:p text:style-name="P6"><text:span text:style-name="T11">он, она едет</text:span></text:p>
            <text:p text:style-name="P6"><text:span text:style-name="T11">мы едем</text:span></text:p>
            <text:p text:style-name="P6"><text:span text:style-name="T11">вы едете</text:span></text:p>
            <text:p text:style-name="P6"><text:span text:style-name="T11">они едут</text:span></text:p>
          </table:table-cell>
          <table:table-cell table:style-name="Table1.A1" office:value-type="string">
            <text:p text:style-name="P6"><text:span text:style-name="T5">идти</text:span></text:p>
            <text:p text:style-name="P7"/>
            <text:p text:style-name="P6"><text:span text:style-name="T11">я иду</text:span></text:p>
            <text:p text:style-name="P6"><text:span text:style-name="T11">ты идёшь</text:span></text:p>
            <text:p text:style-name="P6"><text:span text:style-name="T11">он, она идёт</text:span></text:p>
            <text:p text:style-name="P6"><text:span text:style-name="T11">мы идём</text:span></text:p>
            <text:p text:style-name="P6"><text:span text:style-name="T11">вы идёте</text:span></text:p>
            <text:p text:style-name="P6"><text:span text:style-name="T11">они идут</text:span></text:p>
          </table:table-cell>
        </table:table-row>
        <table:table-row table:style-name="Table1.2">
          <table:table-cell table:style-name="Table1.A1" table:number-columns-spanned="4" office:value-type="string">
            <text:p text:style-name="P6"><text:span text:style-name="T6">Прошедшее время: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<text:span text:style-name="T10">он ходил</text:span></text:p>
            <text:p text:style-name="P6"><text:span text:style-name="T10">она ходила</text:span></text:p>
            <text:p text:style-name="P6"><text:span text:style-name="T10">они ходили</text:span></text:p>
          </table:table-cell>
          <table:table-cell table:style-name="Table1.A1" office:value-type="string">
            <text:p text:style-name="P6"><text:span text:style-name="T11">он ездила</text:span></text:p>
            <text:p text:style-name="P6"><text:span text:style-name="T11">она ездила</text:span></text:p>
            <text:p text:style-name="P6"><text:span text:style-name="T11">они ездили</text:span></text:p>
          </table:table-cell>
          <table:table-cell table:style-name="Table1.A1" office:value-type="string">
            <text:p text:style-name="P6"><text:span text:style-name="T11">он ехал</text:span></text:p>
            <text:p text:style-name="P6"><text:span text:style-name="T11">она ехала</text:span></text:p>
            <text:p text:style-name="P6"><text:span text:style-name="T11">они ехали</text:span></text:p>
          </table:table-cell>
          <table:table-cell table:style-name="Table1.A1" office:value-type="string">
            <text:p text:style-name="P6"><text:span text:style-name="T8">он шёл</text:span></text:p>
            <text:p text:style-name="P6"><text:span text:style-name="T8">она шла</text:span></text:p>
            <text:p text:style-name="P6"><text:span text:style-name="T8">они шли</text:span></text:p>
          </table:table-cell>
        </table:table-row>
      </table:table>
      <text:p text:style-name="P4"/>
      <text:list xml:id="list1382849277" text:style-name="WWNum3">
        <text:list-item>
          <text:p text:style-name="P10"><text:span text:style-name="T8">Поставьте предложение в прошедшее время:</text:span></text:p>
        </text:list-item>
      </text:list>
      <text:p text:style-name="P13"><text:span text:style-name="T12">Например: </text:span><text:span text:style-name="T13">Осенью я часто хожу в лес и смотрю на красивые деревья. - Вчера я </text:span><text:span text:style-name="T14">ходил </text:span><text:span text:style-name="T13">в лес и </text:span><text:span text:style-name="T14">смотрел </text:span><text:span text:style-name="T13">на красивые деревья.</text:span></text:p>
      <text:p text:style-name="P14"/>
      <text:list xml:id="list897540545" text:style-name="WWNum2">
        <text:list-item>
          <text:p text:style-name="P15"><text:span text:style-name="T13">Сейчас 8 утра и мой сосед, как всегда, идёт на пробежку.</text:span></text:p>
        </text:list-item>
        <text:list-item>
          <text:p text:style-name="P15"><text:span text:style-name="T13">Твоя сестра едет очень быстро, мне немного страшно.</text:span></text:p>
        </text:list-item>
        <text:list-item>
          <text:p text:style-name="P15"><text:span text:style-name="T13">Сейчас после ковида (after covid) я опять хожу на тренировки 5 раз в неделю.</text:span></text:p>
        </text:list-item>
        <text:list-item>
          <text:p text:style-name="P15"><text:span text:style-name="T13">Мои родители никогда не ездят в горы, они обычно ездят на море.</text:span></text:p>
        </text:list-item>
        <text:list-item>
          <text:p text:style-name="P15"><text:span text:style-name="T13">Куда ты идёшь с такой большой сумкой?</text:span></text:p>
        </text:list-item>
        <text:list-item>
          <text:p text:style-name="P15"><text:span text:style-name="T13">Они идут по улице и громко разговаривают друг с другом.</text:span></text:p>
        </text:list-item>
        <text:list-item>
          <text:p text:style-name="P15"><text:span text:style-name="T13">Я обычно езжу в отпуск в сентябре.</text:span></text:p>
        </text:list-item>
        <text:list-item>
          <text:p text:style-name="P15"><text:span text:style-name="T13">Мы ходим на курсы русского языка 2 раза в неделю.</text:span></text:p>
        </text:list-item>
        <text:list-item>
          <text:p text:style-name="P15"><text:soft-page-break/><text:span text:style-name="T13">Они едут на такси или на машине?</text:span></text:p>
        </text:list-item>
        <text:list-item>
          <text:p text:style-name="P15"><text:span text:style-name="T13">Они ездят в супермаркет в субботу утром?</text:span></text:p>
        </text:list-item>
      </text:list>
      <text:p text:style-name="P5"/>
      <text:p text:style-name="Standard"><text:span text:style-name="T5">В или НА?</text:span>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8">В - </text:span><text:span text:style-name="T13">здания (в офис, в супермаркет…), места, где есть границы (в парк, в Россию, в Москву…)</text:span></text:p>
            <text:p text:style-name="P6"><text:span text:style-name="T8">НА - </text:span><text:span text:style-name="T13">мероприятия (на конференцию, на вечеринку…), открытые места (на пляж, на улицу…), НЕ места (на работу, на отдых…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Примеры:</text:span></text:p>
            <text:p text:style-name="P6"><text:span text:style-name="T13">в книжный магазин</text:span></text:p>
            <text:p text:style-name="P6"><text:span text:style-name="T13">в ресторан</text:span></text:p>
            <text:p text:style-name="P6"><text:span text:style-name="T13">в музей</text:span></text:p>
            <text:p text:style-name="P6"><text:span text:style-name="T13">в ночной клуб</text:span></text:p>
            <text:p text:style-name="P6"><text:span text:style-name="T13">в банк</text:span></text:p>
            <text:p text:style-name="P6"><text:span text:style-name="T13">в аптеку</text:span></text:p>
            <text:p text:style-name="P6"><text:span text:style-name="T13">в школу</text:span></text:p>
            <text:p text:style-name="P6"><text:span text:style-name="T13">в офис</text:span></text:p>
            <text:p text:style-name="P6"><text:span text:style-name="T13">на выставку</text:span></text:p>
            <text:p text:style-name="P6"><text:span text:style-name="T13">на дискотеку</text:span></text:p>
            <text:p text:style-name="P6"><text:span text:style-name="T13">на стадион</text:span></text:p>
            <text:p text:style-name="P6"><text:span text:style-name="T13">на рынок</text:span></text:p>
            <text:p text:style-name="P6"><text:span text:style-name="T13">на дачу</text:span></text:p>
            <text:p text:style-name="P6"><text:span text:style-name="T13">на встречу</text:span></text:p>
            <text:p text:style-name="P6"><text:span text:style-name="T13">на работу</text:span></text:p>
            <text:p text:style-name="P6"><text:span text:style-name="T13">на урок</text:span></text:p>
            <text:p text:style-name="P8"/>
            <text:p text:style-name="P6"><text:span text:style-name="T13">Важно!</text:span></text:p>
            <text:p text:style-name="P6"><text:span text:style-name="T13">на машине - by car <text:s/>(Я путешествую - как? - на машине) - </text:span><text:span text:style-name="T12">the way you travel</text:span></text:p>
            <text:p text:style-name="P6"><text:span text:style-name="T13">в машине - in the car <text:s text:c="2"/>(Я сейчас - где? - в машине) - </text:span><text:span text:style-name="T12">the place where you are </text:span></text:p>
            <text:p text:style-name="P9"/>
            <text:p text:style-name="P6"><text:span text:style-name="T6">Исключения (exceptions):</text:span></text:p>
            <text:p text:style-name="P6"><text:span text:style-name="T7">на почту - to the post office</text:span></text:p>
            <text:p text:style-name="P6"><text:span text:style-name="T7">в отпуск - on holiday</text:span></text:p>
            <text:p text:style-name="P6"><text:span text:style-name="T7">в командировку - on a business trip</text:span></text:p>
            <text:p text:style-name="P6"><text:span text:style-name="T7">домой - home (Мы едем домой)</text:span></text:p>
            <text:p text:style-name="P6"><text:span text:style-name="T7">в дом - to the house </text:span></text:p>
          </table:table-cell>
        </table:table-row>
      </table:table>
      <text:p text:style-name="P4"/>
      <text:p text:style-name="P16"><text:span text:style-name="T6">2. Поставьте правильный предлог В или НА:</text:span></text:p>
      <text:p text:style-name="P2"/>
      <text:list xml:id="list296707852" text:style-name="WWNum4">
        <text:list-item>
          <text:p text:style-name="P11"><text:span text:style-name="T13">Куда она едет так рано? - (офис).</text:span></text:p>
        </text:list-item>
        <text:list-item>
          <text:p text:style-name="P11"><text:span text:style-name="T13">Куда едет твой брат? - (Москва).</text:span></text:p>
        </text:list-item>
        <text:list-item>
          <text:p text:style-name="P11"><text:span text:style-name="T13">Куда мы идём вечером? - (концерт).</text:span></text:p>
        </text:list-item>
        <text:list-item>
          <text:p text:style-name="P11"><text:span text:style-name="T13">Куда твоя кошка идёт? - (улица).</text:span></text:p>
        </text:list-item>
        <text:list-item>
          <text:p text:style-name="P11"><text:span text:style-name="T13">Куда едет твоя дочка? - (школа).</text:span></text:p>
        </text:list-item>
        <text:list-item>
          <text:p text:style-name="P11"><text:span text:style-name="T13">Куда всегда ходят туристы? - (музей).</text:span></text:p>
        </text:list-item>
        <text:list-item>
          <text:p text:style-name="P11"><text:span text:style-name="T13">Завтра утром мы идём (пробежка), а вечером (спортзал). Скоро мы бежим марафон в (Стамбул).</text:span></text:p>
        </text:list-item>
        <text:list-item>
          <text:p text:style-name="P11"><text:span text:style-name="T13">Куда ты едешь завтра? - (конференция, Прага).</text:span></text:p>
        </text:list-item>
        <text:list-item>
          <text:p text:style-name="P11"><text:span text:style-name="T13">Раньше я ездила (университет, лекции) 3 раза в неделю.</text:span></text:p>
        </text:list-item>
        <text:list-item>
          <text:p text:style-name="P11"><text:span text:style-name="T13">Я покупаю фрукты и рыбу (рынок), а молоко и хлеб (супермаркет).</text:span></text:p>
        </text:list-item>
        <text:list-item>
          <text:p text:style-name="P11"><text:span text:style-name="T13">Уже поздно, нам надо идти (дом).</text:span></text:p>
        </text:list-item>
        <text:list-item>
          <text:p text:style-name="P11"><text:soft-page-break/><text:span text:style-name="T13">В детстве мы всегда путешествовали (поезд).</text:span></text:p>
        </text:list-item>
      </text:list>
      <text:p text:style-name="P17"/>
      <text:p text:style-name="P16"><text:span text:style-name="T8">3. Ответьте на вопросы:</text:span></text:p>
      <text:p text:style-name="P18"/>
      <text:list xml:id="list1190574935" text:style-name="WWNum1">
        <text:list-item>
          <text:p text:style-name="P12"><text:span text:style-name="T13">В детстве ты часто ездил / ездила в другие города и страны? Куда?</text:span></text:p>
        </text:list-item>
        <text:list-item>
          <text:p text:style-name="P12"><text:span text:style-name="T13">Куда ты ходишь на выходных?</text:span></text:p>
        </text:list-item>
        <text:list-item>
          <text:p text:style-name="P12"><text:span text:style-name="T13">Как часто ты ходишь в супермаркет? А на рынок? Что покупаешь там?</text:span></text:p>
        </text:list-item>
        <text:list-item>
          <text:p text:style-name="P12"><text:span text:style-name="T13">Когда ты был / была на море в прошлый раз? Куда ты ездил / ездила?</text:span></text:p>
        </text:list-item>
        <text:list-item>
          <text:p text:style-name="P12"><text:span text:style-name="T13">В детстве ты часто ходил / ходила гулять на улицу? А сейчас? Куда ходишь гулять?</text:span></text:p>
        </text:list-item>
        <text:list-item>
          <text:p text:style-name="P12"><text:span text:style-name="T13">Ты живёшь в квартире или в доме? Где тебе нравится жить больше? Почему?</text:span></text:p>
        </text:list-item>
        <text:list-item>
          <text:p text:style-name="P12"><text:span text:style-name="T13">Куда ты любишь ходить на день рождения?</text:span></text:p>
        </text:list-item>
        <text:list-item>
          <text:p text:style-name="P12"><text:span text:style-name="T13">В какую страну ты хочешь поехать? В какой город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98in" fo:margin-bottom="0.1866in" fo:margin-left="0.2953in" fo:margin-right="0.2035in" style:writing-mode="lr-tb" style:layout-grid-color="#c0c0c0" style:layout-grid-lines="289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107" meta:word-count="580" meta:character-count="2978" meta:non-whitespace-character-count="2443"/>
    <meta:generator>LibreOfficeDev/6.0.5.2$Linux_X86_64 LibreOffice_project/</meta:generator>
  </office:meta>
</office:document-meta>
</file>